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gStringFieldTest.test_lis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igStringFieldTest.random( int 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igStringFieldTest.test_bigField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